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irstrike Laser" svg:font-family="'Airstrike Laser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none" draw:fill-color="#ffffff" fo:min-height="5.367cm"/>
      <style:paragraph-properties style:writing-mode="lr-tb"/>
    </style:style>
    <style:style style:name="gr2" style:family="graphic" style:parent-style-name="objectwithoutfill">
      <style:graphic-properties svg:stroke-width="0.106cm" svg:stroke-color="#8d281e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draw:fill="none" fo:min-height="1.08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Airstrike Laser" fo:font-size="59.7000007629395pt" style:font-size-asian="60pt" style:font-size-complex="60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style:font-name="Century Gothic" fo:font-weight="bold" style:font-weight-asian="bold" style:font-weight-complex="bold"/>
    </style:style>
    <style:style style:name="P4" style:family="paragraph">
      <loext:graphic-properties draw:fill="none"/>
      <style:paragraph-properties fo:text-align="center" style:writing-mode="lr-tb"/>
      <style:text-properties style:font-name="Century Gothic" fo:font-size="15.6999998092651pt" fo:font-weight="bold" style:font-weight-asian="bold" style:font-weight-complex="bold"/>
    </style:style>
    <style:style style:name="T1" style:family="text">
      <style:text-properties style:font-name="Airstrike Laser" fo:font-size="60pt" style:font-size-asian="60pt" style:font-size-complex="60pt"/>
    </style:style>
    <style:style style:name="T2" style:family="text">
      <style:text-properties fo:color="#c9211e" style:font-name="Century Gothic" fo:font-size="25pt" fo:font-weight="normal" style:font-size-asian="25pt" style:font-weight-asian="normal" style:font-size-complex="25pt" style:font-weight-complex="normal"/>
    </style:style>
    <style:style style:name="T3" style:family="text">
      <style:text-properties fo:color="#c9211e" style:font-name="Century Gothic" fo:font-size="16pt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347cm" svg:height="5.617cm" svg:x="8.041cm" svg:y="7.271cm">
          <draw:text-box>
            <text:p><text:span text:style-name="T1">Lightspeed</text:span></text:p>
            <text:p><text:span text:style-name="T1">Photonics</text:span></text:p>
            <text:p><text:span text:style-name="T2"/></text:p>
          </draw:text-box>
        </draw:frame>
        <draw:line draw:style-name="gr2" draw:text-style-name="P2" draw:layer="layout" svg:x1="6.787cm" svg:y1="7.858cm" svg:x2="8.479cm" svg:y2="7.858cm">
          <text:p/>
        </draw:line>
        <draw:line draw:style-name="gr2" draw:text-style-name="P2" draw:layer="layout" svg:x1="7.206cm" svg:y1="8.331cm" svg:x2="8.313cm" svg:y2="8.331cm">
          <text:p/>
        </draw:line>
        <draw:line draw:style-name="gr2" draw:text-style-name="P2" draw:layer="layout" svg:x1="7.563cm" svg:y1="8.771cm" svg:x2="8.231cm" svg:y2="8.771cm">
          <text:p/>
        </draw:line>
        <draw:frame draw:style-name="gr3" draw:text-style-name="P4" draw:layer="layout" svg:width="15.763cm" svg:height="1.332cm" svg:x="6.637cm" svg:y="11cm">
          <draw:text-box>
            <text:p text:style-name="P3"><text:span text:style-name="T3">Bringing Light to the Computing World!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irstrike Laser" svg:font-family="'Airstrike Laser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03:37:46.753156380</meta:creation-date>
    <dc:date>2022-08-23T14:35:19.315727181</dc:date>
    <meta:editing-duration>PT11H50M49S</meta:editing-duration>
    <meta:editing-cycles>36</meta:editing-cycles>
    <meta:generator>LibreOffice/6.4.7.2$Linux_X86_64 LibreOffice_project/40$Build-2</meta:generator>
    <meta:document-statistic meta:object-count="5"/>
  </office:meta>
</office:document-meta>
</file>